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color="#000000"/>
    </style:style>
    <style:style style:name="P3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color="#000000" officeooo:rsid="0019621d" officeooo:paragraph-rsid="0019621d"/>
    </style:style>
    <style:style style:name="P4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19621d" officeooo:paragraph-rsid="0019621d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letter-spacing="normal" style:font-name-asian="georgia" style:font-size-asian="11.25pt" style:font-style-asian="normal" style:font-weight-asian="normal"/>
    </style:style>
    <style:style style:name="T4" style:family="text">
      <style:text-properties fo:font-variant="normal" fo:text-transform="none" style:font-name="georgia" fo:font-size="11.25pt" fo:letter-spacing="normal" fo:font-style="normal" fo:font-weight="normal"/>
    </style:style>
    <style:style style:name="T5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7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9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10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这个是下标从</text:span><text:span text:style-name="T1">0</text:span><text:span text:style-name="T2">开始的：</text:span></text:p>
      <text:p text:style-name="P2"><text:span text:style-name="T3">此外，对于一个长度为 </text:span><text:span text:style-name="T4">m </text:span><text:span text:style-name="T3">的串自匹配，在此模板中 </text:span><text:span text:style-name="T4">m-p[m] </text:span><text:span text:style-name="T3">就是这个串的最小循环节长度（最后一个循环可以不完整）</text:span></text:p>
      <text:p text:style-name="P3"><text:span text:style-name="T3">#include&lt;stdio.h&gt;</text:span></text:p>
      <text:p text:style-name="P3"><text:span text:style-name="T3">#include&lt;string.h&gt;</text:span></text:p>
      <text:p text:style-name="P3"/>
      <text:p text:style-name="P3"><text:span text:style-name="T3">const int maxn=1e6+5;</text:span></text:p>
      <text:p text:style-name="P3"><text:span text:style-name="T3">const int maxm=1e4+5;</text:span></text:p>
      <text:p text:style-name="P3"/>
      <text:p text:style-name="P3"><text:span text:style-name="T3">char s[maxn],t[maxm]; <text:s text:c="3"/>//s为待匹配串，t为模板串</text:span></text:p>
      <text:p text:style-name="P3"><text:span text:style-name="T3">int p[maxm]; <text:s text:c="3"/>//自匹配数组</text:span></text:p>
      <text:p text:style-name="P3"/>
      <text:p text:style-name="P3"><text:span text:style-name="T3">int main(){</text:span></text:p>
      <text:p text:style-name="P3"><text:span text:style-name="T3"><text:s text:c="4"/>while(scanf("%s%s",s,t)!=EOF){ <text:s text:c="3"/>//这个是字符串从下标0开始的</text:span></text:p>
      <text:p text:style-name="P3"><text:span text:style-name="T3"><text:s text:c="8"/>int i,j,ans=0; <text:s text:c="3"/>//ans记录字符串出现次数</text:span></text:p>
      <text:p text:style-name="P3"><text:span text:style-name="T3"><text:s text:c="8"/>int n=strlen(s),m=strlen(t); <text:s text:c="3"/>//在题目中遇到过，其实strlen很慢，所以如果不先存起来可能有TLE的风险</text:span></text:p>
      <text:p text:style-name="P3"><text:span text:style-name="T3"><text:s text:c="8"/>p[0]=p[1]=0; <text:s text:c="3"/>//初始化自匹配数组</text:span></text:p>
      <text:p text:style-name="P3"><text:span text:style-name="T3"><text:s text:c="8"/>for(i=1;i&lt;m;i++){ <text:s text:c="3"/>//自匹配</text:span></text:p>
      <text:p text:style-name="P3"><text:span text:style-name="T3"><text:s text:c="12"/>j=p[i];</text:span></text:p>
      <text:p text:style-name="P3"><text:span text:style-name="T3"><text:s text:c="12"/>while(j&amp;&amp;t[i]!=t[j])j=p[j];</text:span></text:p>
      <text:p text:style-name="P3"><text:span text:style-name="T3"><text:s text:c="12"/>p[i+1]=t[i]==t[j]?j+1:0;</text:span></text:p>
      <text:p text:style-name="P3"><text:span text:style-name="T3"><text:s text:c="8"/>}</text:span></text:p>
      <text:p text:style-name="P3"><text:span text:style-name="T3"><text:s text:c="8"/>j=0; <text:s text:c="11"/>//注意 j=0</text:span></text:p>
      <text:p text:style-name="P3"><text:span text:style-name="T3"><text:s text:c="8"/>for(i=0;i&lt;n;i++){ <text:s text:c="3"/>//串匹配</text:span></text:p>
      <text:p text:style-name="P3"><text:span text:style-name="T3"><text:s text:c="12"/>while(j&amp;&amp;s[i]!=t[j])j=p[j];</text:span></text:p>
      <text:p text:style-name="P3"><text:span text:style-name="T3"><text:s text:c="12"/>if(s[i]==t[j])j++;</text:span></text:p>
      <text:p text:style-name="P3"><text:span text:style-name="T3"><text:s text:c="12"/>if(j==m){</text:span></text:p>
      <text:p text:style-name="P3"><text:span text:style-name="T3"><text:s text:c="16"/>ans++; <text:s text:c="7"/>//此处记录出现次数（模板串在待匹配串中可重叠），或改为直接break表示是否出现过</text:span></text:p>
      <text:p text:style-name="P3"><text:span text:style-name="T3"><text:s text:c="12"/>}</text:span></text:p>
      <text:p text:style-name="P3"><text:span text:style-name="T3"><text:s text:c="8"/>}</text:span></text:p>
      <text:p text:style-name="P3"><text:span text:style-name="T3"><text:s text:c="8"/>printf("%d\n",ans);</text:span></text:p>
      <text:p text:style-name="P3"><text:span text:style-name="T3"><text:s text:c="4"/>}</text:span></text:p>
      <text:p text:style-name="P3"><text:span text:style-name="T3"><text:s text:c="4"/>return 0;</text:span></text:p>
      <text:p text:style-name="P3"><text:span text:style-name="T3">}</text:span></text:p>
      <text:p text:style-name="P3"/>
      <text:p text:style-name="P3"/>
      <text:p text:style-name="P3"/>
      <text:p text:style-name="P4"><text:soft-page-break/><text:span text:style-name="T2">数组下标从</text:span><text:span text:style-name="T1">1</text:span><text:span text:style-name="T2">开始：</text:span></text:p>
      <text:p text:style-name="P4"><text:span text:style-name="T2">#include&lt;stdio.h&gt;</text:span></text:p>
      <text:p text:style-name="P4"><text:span text:style-name="T2">#include&lt;string.h&gt;</text:span></text:p>
      <text:p text:style-name="P4"/>
      <text:p text:style-name="P4"><text:span text:style-name="T2">const int maxn=1e6+5;</text:span></text:p>
      <text:p text:style-name="P4"><text:span text:style-name="T2">const int maxm=1e4+5;</text:span></text:p>
      <text:p text:style-name="P4"/>
      <text:p text:style-name="P4"><text:span text:style-name="T2">char s[maxn],t[maxm];</text:span></text:p>
      <text:p text:style-name="P4"><text:span text:style-name="T2">int p[maxm];</text:span></text:p>
      <text:p text:style-name="P4"/>
      <text:p text:style-name="P4"><text:span text:style-name="T2">int main(){</text:span></text:p>
      <text:p text:style-name="P4"><text:span text:style-name="T2"><text:s text:c="4"/>while(scanf("%s%s",s+1,t+1)!=EOF){ <text:s text:c="2"/>// 。。这个是从下标1开始的，恩修改的还是比较多的所以不是很建议</text:span></text:p>
      <text:p text:style-name="P4"><text:span text:style-name="T2"><text:s text:c="8"/>int i,j,ans=0;</text:span></text:p>
      <text:p text:style-name="P4"><text:span text:style-name="T2"><text:s text:c="8"/>int n=strlen(s+1),m=strlen(t+1);</text:span></text:p>
      <text:p text:style-name="P4"><text:span text:style-name="T2"><text:s text:c="8"/>p[1]=p[2]=1;</text:span></text:p>
      <text:p text:style-name="P4"><text:span text:style-name="T2"><text:s text:c="8"/>for(i=2;i&lt;=m;i++){</text:span></text:p>
      <text:p text:style-name="P4"><text:span text:style-name="T2"><text:s text:c="12"/>j=p[i];</text:span></text:p>
      <text:p text:style-name="P4"><text:span text:style-name="T2"><text:s text:c="12"/>while(j&gt;1&amp;&amp;t[i]!=t[j])j=p[j];</text:span></text:p>
      <text:p text:style-name="P4"><text:span text:style-name="T2"><text:s text:c="12"/>p[i+1]=t[i]==t[j]?j+1:1;</text:span></text:p>
      <text:p text:style-name="P4"><text:span text:style-name="T2"><text:s text:c="8"/>}</text:span></text:p>
      <text:p text:style-name="P4"><text:span text:style-name="T2"><text:s text:c="8"/>j=1;</text:span></text:p>
      <text:p text:style-name="P4"><text:span text:style-name="T2"><text:s text:c="8"/>for(i=1;i&lt;=n;i++){</text:span></text:p>
      <text:p text:style-name="P4"><text:span text:style-name="T2"><text:s text:c="12"/>while(j&gt;1&amp;&amp;s[i]!=t[j])j=p[j];</text:span></text:p>
      <text:p text:style-name="P4"><text:span text:style-name="T2"><text:s text:c="12"/>if(s[i]==t[j])j++;</text:span></text:p>
      <text:p text:style-name="P4"><text:span text:style-name="T2"><text:s text:c="12"/>if(j==m+1){</text:span></text:p>
      <text:p text:style-name="P4"><text:span text:style-name="T2"><text:s text:c="16"/>ans++;</text:span></text:p>
      <text:p text:style-name="P4"><text:span text:style-name="T2"><text:s text:c="12"/>}</text:span></text:p>
      <text:p text:style-name="P4"><text:span text:style-name="T2"><text:s text:c="8"/>}</text:span></text:p>
      <text:p text:style-name="P4"><text:span text:style-name="T2"><text:s text:c="8"/>printf("%d\n",ans);</text:span></text:p>
      <text:p text:style-name="P4"><text:span text:style-name="T2"><text:s text:c="4"/>}</text:span></text:p>
      <text:p text:style-name="P4"><text:span text:style-name="T2"><text:s text:c="4"/>return 0;</text:span></text:p>
      <text:p text:style-name="P4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字符串匹配</text:span><text:span text:style-name="MT2">--</text:span><text:span text:style-name="MT1">（</text:span><text:span text:style-name="MT2">K</text:span><text:span text:style-name="MT1">）</text:span><text:span text:style-name="MT2">MP</text:span><text:span text:style-name="MT1">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29:21.284049967</meta:creation-date>
    <dc:date>2015-10-12T23:39:48.034654008</dc:date>
    <meta:editing-duration>P0D</meta:editing-duration>
    <meta:editing-cycles>1</meta:editing-cycles>
    <meta:document-statistic meta:table-count="0" meta:image-count="0" meta:object-count="0" meta:page-count="2" meta:paragraph-count="60" meta:word-count="319" meta:character-count="1511" meta:non-whitespace-character-count="1062"/>
    <meta:generator>LibreOffice/4.2.8.2$Linux_X86_64 LibreOffice_project/420m0$Build-2</meta:generator>
  </office:meta>
</office:document-meta>
</file>